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1F70000019DBE4D2975.eps" manifest:media-type=""/>
  <manifest:file-entry manifest:full-path="Pictures/2000000200000264000002631F1FEF12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112cm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81cm" draw:marker-start-width="0.321cm" draw:marker-end-width="0.321cm" draw:fill="solid" draw:fill-color="#729fcf" draw:opacity="50%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5" style:family="graphic" style:parent-style-name="standard">
      <style:graphic-properties svg:stroke-width="0.106cm" svg:stroke-color="#006600" draw:marker-start-width="0.359cm" draw:marker-end-width="0.359cm" draw:fill="solid" draw:fill-color="#009900" draw:opacity="50%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16" style:family="graphic" style:parent-style-name="standard">
      <style:graphic-properties svg:stroke-color="#3333ff" draw:fill-color="#3333ff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svg:stroke-color="#006600" draw:fill-color="#00660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9pt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8.633cm" svg:height="19.199cm" svg:x="4.912cm" svg:y="0.386cm">
          <draw:image xlink:href="Pictures/2000000200000264000002631F1FEF12.eps" xlink:type="simple" xlink:show="embed" xlink:actuate="onLoad">
            <text:p text:style-name="P1"/>
          </draw:image>
        </draw:frame>
        <draw:frame draw:style-name="gr2" draw:layer="layout" svg:width="9cm" svg:height="0.962cm" svg:x="6.112cm" svg:y="9.185cm">
          <draw:text-box>
            <text:p>Trapezium (θ &lt; π/4)</text:p>
          </draw:text-box>
        </draw:frame>
        <draw:frame draw:style-name="gr2" draw:layer="layout" svg:width="9cm" svg:height="0.962cm" svg:x="15.712cm" svg:y="9.185cm">
          <draw:text-box>
            <text:p>Trapezium (θ &gt;= π/4)</text:p>
          </draw:text-box>
        </draw:frame>
        <draw:frame draw:style-name="gr2" draw:layer="layout" svg:width="9cm" svg:height="0.962cm" svg:x="7.612cm" svg:y="17.285cm">
          <draw:text-box>
            <text:p>Triangle (θ &lt; π/4)</text:p>
          </draw:text-box>
        </draw:frame>
        <draw:frame draw:style-name="gr2" draw:layer="layout" svg:width="9cm" svg:height="0.962cm" svg:x="14.612cm" svg:y="17.285cm">
          <draw:text-box>
            <text:p>Triangle (θ &gt;= π/4)</text:p>
          </draw:text-box>
        </draw:frame>
        <draw:line draw:style-name="gr3" draw:text-style-name="P1" draw:layer="layout" svg:x1="14.212cm" svg:y1="9.985cm" svg:x2="14.212cm" svg:y2="19.385cm">
          <text:p/>
        </draw:line>
        <draw:line draw:style-name="gr4" draw:text-style-name="P1" draw:layer="layout" svg:x1="5.112cm" svg:y1="0.685cm" svg:x2="23.312cm" svg:y2="0.685cm">
          <text:p/>
        </draw:line>
        <draw:frame draw:style-name="gr2" draw:layer="layout" svg:width="9cm" svg:height="0.962cm" svg:x="10.312cm" svg:y="2.223cm">
          <draw:text-box>
            <text:p>Compliment of a triangle</text:p>
          </draw:text-box>
        </draw:frame>
        <draw:frame draw:style-name="gr2" draw:layer="layout" svg:width="1cm" svg:height="0.962cm" svg:x="4.512cm" svg:y="19.385cm">
          <draw:text-box>
            <text:p>0</text:p>
          </draw:text-box>
        </draw:frame>
        <draw:frame draw:style-name="gr2" draw:layer="layout" svg:width="2cm" svg:height="0.962cm" svg:x="23cm" svg:y="19.4cm">
          <draw:text-box>
            <text:p>π/2</text:p>
          </draw:text-box>
        </draw:frame>
        <draw:frame draw:style-name="gr2" draw:layer="layout" svg:width="0.912cm" svg:height="0.962cm" svg:x="4cm" svg:y="0.438cm">
          <draw:text-box>
            <text:p>1</text:p>
          </draw:text-box>
        </draw:frame>
        <draw:frame draw:style-name="gr2" draw:layer="layout" svg:width="1.4cm" svg:height="0.962cm" svg:x="13.6cm" svg:y="19.585cm">
          <draw:text-box>
            <text:p>θ</text:p>
          </draw:text-box>
        </draw:frame>
        <draw:frame draw:style-name="gr2" draw:layer="layout" svg:width="2.712cm" svg:height="0.962cm" svg:x="3.6cm" svg:y="9cm">
          <draw:text-box>
            <text:p>A</text:p>
          </draw:text-box>
        </draw:frame>
        <draw:line draw:style-name="gr5" draw:text-style-name="P1" draw:layer="layout" svg:x1="14.6cm" svg:y1="20cm" svg:x2="17cm" svg:y2="20cm">
          <text:p/>
        </draw:line>
        <draw:line draw:style-name="gr5" draw:text-style-name="P1" draw:layer="layout" svg:x1="4cm" svg:y1="8.6cm" svg:x2="4cm" svg:y2="6.4cm">
          <text:p/>
        </draw:line>
        <draw:line draw:style-name="gr4" draw:text-style-name="P1" draw:layer="layout" svg:x1="3.7cm" svg:y1="9.862cm" svg:x2="4.5cm" svg:y2="9.862cm">
          <text:p/>
        </draw:line>
        <draw:frame draw:style-name="gr6" draw:layer="layout" svg:width="0.891cm" svg:height="1.062cm" svg:x="3.6cm" svg:y="9.862cm">
          <draw:text-box>
            <text:p>∆</text:p>
          </draw:text-box>
        </draw:frame>
        <draw:frame draw:style-name="gr7" draw:text-style-name="P2" draw:layer="layout" svg:width="1cm" svg:height="0.607cm" svg:x="3.912cm" svg:y="9.862cm">
          <draw:text-box>
            <text:p text:style-name="P2">2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9" draw:text-style-name="P1" draw:layer="layout" svg:width="23cm" svg:height="19.8cm" svg:x="3.2cm" svg:y="1.2cm">
          <draw:image xlink:href="Pictures/20000002000001F70000019DBE4D2975.eps" xlink:type="simple" xlink:show="embed" xlink:actuate="onLoad">
            <text:p/>
          </draw:image>
        </draw:frame>
        <draw:line draw:style-name="gr3" draw:text-style-name="P1" draw:layer="layout" svg:x1="4cm" svg:y1="3.4cm" svg:x2="6.4cm" svg:y2="3.4cm">
          <text:p/>
        </draw:line>
        <draw:line draw:style-name="gr10" draw:text-style-name="P1" draw:layer="layout" svg:x1="9.659cm" svg:y1="17.511cm" svg:x2="12.059cm" svg:y2="17.511cm">
          <text:p/>
        </draw:line>
        <draw:path draw:style-name="gr4" draw:text-style-name="P1" draw:layer="layout" svg:width="0.45cm" svg:height="0.07cm" draw:transform="rotate (-1.98653375461995) translate (11.1180166426801cm 17.0497028702482cm)" svg:viewBox="0 0 451 71" svg:d="M0 71l316-12 135-59">
          <text:p/>
        </draw:path>
        <draw:path draw:style-name="gr4" draw:text-style-name="P1" draw:layer="layout" svg:width="0.369cm" svg:height="0.044cm" draw:transform="rotate (-1.79070781254618) translate (5.03339715781232cm 3.41142993418633cm)" svg:viewBox="0 0 370 45" svg:d="M0 7l300-7 70 45">
          <text:p/>
        </draw:path>
        <draw:path draw:style-name="gr4" draw:text-style-name="P1" draw:layer="layout" svg:width="0.641cm" svg:height="0.338cm" draw:transform="rotate (-3.02849531806056) translate (25.223cm 14.875cm)" svg:viewBox="0 0 642 339" svg:d="M0 0l292 33 298 241 52 65">
          <text:p/>
        </draw:path>
        <draw:path draw:style-name="gr4" draw:text-style-name="P1" draw:layer="layout" svg:width="0.677cm" svg:height="0.163cm" draw:transform="rotate (-0.245916891606001) translate (17.168cm 6.408cm)" svg:viewBox="0 0 678 164" svg:d="M0 0l307 15 328 99 43 50">
          <text:p/>
        </draw:path>
        <draw:frame draw:style-name="gr2" draw:layer="layout" svg:width="0.8cm" svg:height="0.962cm" svg:x="10cm" svg:y="16.6cm">
          <draw:text-box>
            <text:p>θ</text:p>
          </draw:text-box>
        </draw:frame>
        <draw:frame draw:style-name="gr2" draw:layer="layout" svg:width="0.8cm" svg:height="0.962cm" svg:x="5cm" svg:y="3.3cm">
          <draw:text-box>
            <text:p>θ</text:p>
          </draw:text-box>
        </draw:frame>
        <draw:frame draw:style-name="gr2" draw:layer="layout" svg:width="0.8cm" svg:height="0.962cm" svg:x="24.2cm" svg:y="14.638cm">
          <draw:text-box>
            <text:p>θ</text:p>
          </draw:text-box>
        </draw:frame>
        <draw:frame draw:style-name="gr2" draw:layer="layout" svg:width="0.8cm" svg:height="0.962cm" svg:x="17.4cm" svg:y="5.6cm">
          <draw:text-box>
            <text:p>θ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1" draw:text-style-name="P1" draw:layer="layout" svg:width="5.8cm" svg:height="5.7cm" svg:x="11.6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7cm" svg:height="16cm" svg:x="5.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1.6cm" svg:y1="3cm" svg:x2="11.6cm" svg:y2="19cm">
          <text:p/>
        </draw:line>
        <draw:line draw:style-name="gr13" draw:text-style-name="P1" draw:layer="layout" svg:x1="5.8cm" svg:y1="13.5cm" svg:x2="22.8cm" svg:y2="13.5cm">
          <text:p/>
        </draw:line>
        <draw:custom-shape draw:style-name="gr14" draw:text-style-name="P1" draw:layer="layout" svg:width="5.7cm" svg:height="5.7cm" svg:x="8.8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5.8cm" svg:height="5.7cm" svg:x="11.6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8cm" svg:height="0.8cm" svg:x="11.2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cm" svg:height="0.4cm" svg:x="14.3cm" svg:y="10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8" draw:layer="layout" svg:width="2cm" svg:height="0.962cm" svg:x="10.6cm" svg:y="11.2cm">
          <draw:text-box>
            <text:p>u(r,c)</text:p>
          </draw:text-box>
        </draw:frame>
        <draw:frame draw:style-name="gr18" draw:layer="layout" svg:width="2.2cm" svg:height="0.962cm" svg:x="13.8cm" svg:y="14cm">
          <draw:text-box>
            <text:p>v(r,c)</text:p>
          </draw:text-box>
        </draw:frame>
        <draw:frame draw:style-name="gr18" draw:layer="layout" svg:width="2.2cm" svg:height="0.962cm" svg:x="13.8cm" svg:y="9.5cm">
          <draw:text-box>
            <text:p>p(r,c)</text:p>
          </draw:text-box>
        </draw:frame>
        <draw:line draw:style-name="gr13" draw:text-style-name="P1" draw:layer="layout" svg:x1="17.4cm" svg:y1="3cm" svg:x2="17.4cm" svg:y2="19cm">
          <text:p/>
        </draw:line>
        <draw:line draw:style-name="gr13" draw:text-style-name="P1" draw:layer="layout" svg:x1="5.8cm" svg:y1="7.8cm" svg:x2="22.8cm" svg:y2="7.8cm">
          <text:p/>
        </draw:line>
        <draw:custom-shape draw:style-name="gr16" draw:text-style-name="P1" draw:layer="layout" svg:width="0.8cm" svg:height="0.8cm" svg:x="17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6cm" svg:height="0.6cm" svg:x="14.201cm" svg:y="13.101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" draw:layer="layout" svg:width="0.6cm" svg:height="0.6cm" svg:x="14.2cm" svg:y="7.4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" draw:layer="layout" svg:width="2.8cm" svg:height="0.962cm" svg:x="13.8cm" svg:y="6.5cm">
          <draw:text-box>
            <text:p>v(r+1,c)</text:p>
          </draw:text-box>
        </draw:frame>
        <draw:frame draw:style-name="gr2" draw:layer="layout" svg:width="2.8cm" svg:height="0.962cm" svg:x="15.6cm" svg:y="11.238cm">
          <draw:text-box>
            <text:p>u(r,c+1)</text:p>
          </draw:text-box>
        </draw:frame>
        <draw:custom-shape draw:style-name="gr17" draw:text-style-name="P1" draw:layer="layout" svg:width="0.4cm" svg:height="0.4cm" svg:x="14.301cm" svg:y="5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" draw:layer="layout" svg:width="0.4cm" svg:height="0.4cm" svg:x="8.601cm" svg:y="10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" draw:layer="layout" svg:width="0.4cm" svg:height="0.4cm" svg:x="14.301cm" svg:y="16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" draw:layer="layout" svg:width="0.4cm" svg:height="0.4cm" svg:x="20.001cm" svg:y="10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8" draw:layer="layout" svg:width="3cm" svg:height="0.962cm" svg:x="19.2cm" svg:y="9.5cm">
          <draw:text-box>
            <text:p>p(r,c+1)</text:p>
          </draw:text-box>
        </draw:frame>
        <draw:frame draw:style-name="gr18" draw:layer="layout" svg:width="3cm" svg:height="0.962cm" svg:x="13.1cm" svg:y="4.1cm">
          <draw:text-box>
            <text:p>p(r+1,c)</text:p>
          </draw:text-box>
        </draw:frame>
        <draw:frame draw:style-name="gr18" draw:layer="layout" svg:width="3cm" svg:height="0.962cm" svg:x="19.2cm" svg:y="9.5cm">
          <draw:text-box>
            <text:p>p(r,c+1)</text:p>
          </draw:text-box>
        </draw:frame>
        <draw:frame draw:style-name="gr18" draw:layer="layout" svg:width="3cm" svg:height="0.962cm" svg:x="6.6cm" svg:y="9.4cm">
          <draw:text-box>
            <text:p>p(r,c-1)</text:p>
          </draw:text-box>
        </draw:frame>
        <draw:frame draw:style-name="gr18" draw:layer="layout" svg:width="3cm" svg:height="0.962cm" svg:x="13.3cm" svg:y="16.3cm">
          <draw:text-box>
            <text:p>p(r-1,c)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1T15:50:56.135338517</meta:creation-date>
    <dc:date>2015-08-13T16:56:07.987149771</dc:date>
    <meta:editing-duration>PT5H48M7S</meta:editing-duration>
    <meta:editing-cycles>1</meta:editing-cycles>
    <meta:document-statistic meta:object-count="83"/>
    <meta:generator>LibreOffice/4.2.7.2$Linux_X86_64 LibreOffice_project/420m0$Build-2</meta:generator>
  </office:meta>
</office:document-meta>
</file>